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353cm" loext:contextual-spacing="false" fo:line-height="115%"/>
    </style:style>
    <style:style style:name="P2" style:family="paragraph" style:parent-style-name="Standard">
      <style:paragraph-properties fo:margin-top="0cm" fo:margin-bottom="0.353cm" loext:contextual-spacing="false" fo:line-height="115%"/>
      <style:text-properties fo:color="#000000" style:font-name="Times New Roman" fo:font-size="10pt" fo:language="en" fo:country="none" style:font-size-asian="10pt"/>
    </style:style>
    <style:style style:name="P3" style:family="paragraph" style:parent-style-name="Standard" style:master-page-name="Standard">
      <style:paragraph-properties fo:margin-top="0cm" fo:margin-bottom="0.353cm" loext:contextual-spacing="false" fo:line-height="115%" style:page-number="auto"/>
      <style:text-properties fo:font-size="14pt" style:font-size-asian="14pt" style:font-size-complex="14pt"/>
    </style:style>
    <style:style style:name="T1" style:family="text">
      <style:text-properties fo:color="#000000" style:font-name="Times New Roman" fo:font-size="10pt" fo:language="en" fo:country="none" style:font-size-asian="10pt"/>
    </style:style>
    <style:style style:name="T2" style:family="text">
      <style:text-properties fo:color="#000000" style:font-name="Times New Roman" fo:language="en" fo:country="none"/>
    </style:style>
    <style:style style:name="T3" style:family="text">
      <style:text-properties fo:color="#000000" style:font-name="Times New Roman" fo:language="en" fo:country="none" officeooo:rsid="0012f318"/>
    </style:style>
    <style:style style:name="T4" style:family="text">
      <style:text-properties fo:language="en" fo:country="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The SDA algorithm for path finding is an iterative process in which each iteration produces a possi</text:span><text:span text:style-name="T3">b</text:span><text:span text:style-name="T2">le flight path followed by an optimising code which selects the most optimum path taking multiple factors into consideration between the two waypoints.The algorithm effectively simulates the behaviour of a flock of birds by having a population of candidate solutions move through the search-space while actively avoiding any obstacle in its path. In every iteration, an individual candidate's local position and the best known position found by other candidates influences its movement.New waypoints are derived from sampling these best known positions to communicate to the FC as a modified flight path. The algorithm is modelled as an optimisation problem of minimising the distance to the destination. In accordance with the mission requirements and also taking the flight parameters ( mention few flight parameters here if required) into consideration , deviation of not more than 50 feet from the original path was achieved by modifing the admittance of the obstacles.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09T16:05:27.052666971</dc:date>
    <meta:editing-duration>PT1M15S</meta:editing-duration>
    <meta:editing-cycles>1</meta:editing-cycles>
    <meta:document-statistic meta:table-count="0" meta:image-count="0" meta:object-count="0" meta:page-count="1" meta:paragraph-count="1" meta:word-count="165" meta:character-count="1075" meta:non-whitespace-character-count="909"/>
    <meta:generator>LibreOffice/5.1.6.2$Linux_X86_64 LibreOffice_project/10m0$Build-2</meta:generator>
  </office:meta>
</office:document-meta>
</file>